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URE MURILLO EUDOCIA RO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68126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251528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URE MURILLO, EUDOCIA ROC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68126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251528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0/2021</text:p>
          </table:table-cell>
          <table:table-cell table:style-name="Tabla2.A3" office:value-type="string">
            <text:p text:style-name="P22">194162</text:p>
          </table:table-cell>
          <table:table-cell table:style-name="Tabla2.D3" office:value-type="string">
            <text:p text:style-name="P23">39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1:03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